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Off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 no.</text:p>
          </table:table-cell>
          <table:table-cell table:style-name="ce1" office:value-type="string" calcext:value-type="string">
            <text:p>31-12</text:p>
          </table:table-cell>
          <table:table-cell table:style-name="ce1" office:value-type="string" calcext:value-type="string">
            <text:p>11-7</text:p>
          </table:table-cell>
          <table:table-cell table:style-name="ce1" office:value-type="string" calcext:value-type="string">
            <text:p>6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s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lock size = </text:p>
          </table:table-cell>
          <table:table-cell table:formula="of:=2^[.D5]" office:value-type="float" office:value="128" calcext:value-type="float">
            <text:p>128</text:p>
          </table:table-cell>
          <table:table-cell table:style-name="Default" office:value-type="string" calcext:value-type="string">
            <text:p>bytes</text:p>
          </table:table-cell>
          <table:table-cell table:formula="of:=[.B7]/4" office:value-type="float" office:value="32" calcext:value-type="float">
            <text:p>32</text:p>
          </table:table-cell>
          <table:table-cell office:value-type="string" calcext:value-type="string">
            <text:p>words</text:p>
          </table:table-cell>
          <table:table-cell/>
        </table:table-row>
        <table:table-row table:style-name="ro1">
          <table:table-cell office:value-type="string" calcext:value-type="string">
            <text:p>Entries = </text:p>
          </table:table-cell>
          <table:table-cell table:formula="of:=2^[.C5]" office:value-type="float" office:value="32" calcext:value-type="float">
            <text:p>32</text:p>
          </table:table-cell>
          <table:table-cell table:style-name="Default" office:value-type="string" calcext:value-type="string">
            <text:p>ent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its = </text:p>
          </table:table-cell>
          <table:table-cell office:value-type="string" calcext:value-type="string">
            <text:p>Entries * (cache block bits + tag bits + valid bits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=</text:p>
          </table:table-cell>
          <table:table-cell table:formula="of:=[.B8]*(([.D7]*[.B8])+[.B5]+1)" office:value-type="float" office:value="33440" calcext:value-type="float">
            <text:p>33440</text:p>
          </table:table-cell>
          <table:table-cell table:style-name="Default" office:value-type="string" calcext:value-type="string">
            <text:p>b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data storage bits =</text:p>
          </table:table-cell>
          <table:table-cell office:value-type="string" calcext:value-type="string">
            <text:p>Entries * cache block bi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=</text:p>
          </table:table-cell>
          <table:table-cell table:formula="of:=[.B8]*[.D7]*[.B8]" office:value-type="float" office:value="32768" calcext:value-type="float">
            <text:p>3276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tio = </text:p>
          </table:table-cell>
          <table:table-cell table:formula="of:=[.B10]/[.B12]" office:value-type="float" office:value="1.0205078125" calcext:value-type="float">
            <text:p>1.02050781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lock Address = </text:p>
          </table:table-cell>
          <table:table-cell office:value-type="string" calcext:value-type="string">
            <text:p>(byte address) / (block size in bytes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lock ID in cache = </text:p>
          </table:table-cell>
          <table:table-cell office:value-type="string" calcext:value-type="string">
            <text:p>(block addr) % (# of entries in cache)</text:p>
          </table:table-cell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Byte Address</text:p>
          </table:table-cell>
          <table:table-cell table:style-name="Default" office:value-type="string" calcext:value-type="string">
            <text:p>Block Address</text:p>
          </table:table-cell>
          <table:table-cell office:value-type="string" calcext:value-type="string">
            <text:p>Block ID in Cache</text:p>
          </table:table-cell>
          <table:table-cell office:value-type="string" calcext:value-type="string">
            <text:p>Hit / Miss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OUNDDOWN([.B21]/[.$B$7])" office:value-type="float" office:value="0" calcext:value-type="float">
            <text:p>0</text:p>
          </table:table-cell>
          <table:table-cell table:style-name="ce2" table:formula="of:=MOD([.C21];[.$B$8])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ROUNDDOWN([.B22]/[.$B$7])" office:value-type="float" office:value="2" calcext:value-type="float">
            <text:p>2</text:p>
          </table:table-cell>
          <table:table-cell table:style-name="ce2" table:formula="of:=MOD([.C22];[.$B$8])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formula="of:=ROUNDDOWN([.B23]/[.$B$7])" office:value-type="float" office:value="5" calcext:value-type="float">
            <text:p>5</text:p>
          </table:table-cell>
          <table:table-cell table:style-name="ce2" table:formula="of:=MOD([.C23];[.$B$8])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9870" calcext:value-type="float">
            <text:p>9870</text:p>
          </table:table-cell>
          <table:table-cell table:formula="of:=ROUNDDOWN([.B24]/[.$B$7])" office:value-type="float" office:value="77" calcext:value-type="float">
            <text:p>77</text:p>
          </table:table-cell>
          <table:table-cell table:style-name="ce2" table:formula="of:=MOD([.C24];[.$B$8])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7980" calcext:value-type="float">
            <text:p>7980</text:p>
          </table:table-cell>
          <table:table-cell table:formula="of:=ROUNDDOWN([.B25]/[.$B$7])" office:value-type="float" office:value="62" calcext:value-type="float">
            <text:p>62</text:p>
          </table:table-cell>
          <table:table-cell table:style-name="ce2" table:formula="of:=MOD([.C25];[.$B$8])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ROUNDDOWN([.B26]/[.$B$7])" office:value-type="float" office:value="2" calcext:value-type="float">
            <text:p>2</text:p>
          </table:table-cell>
          <table:table-cell table:style-name="ce2" table:formula="of:=MOD([.C26];[.$B$8])"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4360" calcext:value-type="float">
            <text:p>4360</text:p>
          </table:table-cell>
          <table:table-cell table:formula="of:=ROUNDDOWN([.B27]/[.$B$7])" office:value-type="float" office:value="34" calcext:value-type="float">
            <text:p>34</text:p>
          </table:table-cell>
          <table:table-cell table:style-name="ce2" table:formula="of:=MOD([.C27];[.$B$8])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formula="of:=ROUNDDOWN([.B28]/[.$B$7])" office:value-type="float" office:value="4" calcext:value-type="float">
            <text:p>4</text:p>
          </table:table-cell>
          <table:table-cell table:style-name="ce2" table:formula="of:=MOD([.C28];[.$B$8])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4740" calcext:value-type="float">
            <text:p>4740</text:p>
          </table:table-cell>
          <table:table-cell table:formula="of:=ROUNDDOWN([.B29]/[.$B$7])" office:value-type="float" office:value="37" calcext:value-type="float">
            <text:p>37</text:p>
          </table:table-cell>
          <table:table-cell table:style-name="ce2" table:formula="of:=MOD([.C29];[.$B$8])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ROUNDDOWN([.B30]/[.$B$7])" office:value-type="float" office:value="23" calcext:value-type="float">
            <text:p>23</text:p>
          </table:table-cell>
          <table:table-cell table:style-name="ce2" table:formula="of:=MOD([.C30];[.$B$8])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table:formula="of:=ROUNDDOWN([.B31]/[.$B$7])" office:value-type="float" office:value="11" calcext:value-type="float">
            <text:p>11</text:p>
          </table:table-cell>
          <table:table-cell table:style-name="ce2" table:formula="of:=MOD([.C31];[.$B$8])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table:formula="of:=ROUNDDOWN([.B32]/[.$B$7])" office:value-type="float" office:value="17" calcext:value-type="float">
            <text:p>17</text:p>
          </table:table-cell>
          <table:table-cell table:style-name="ce2" table:formula="of:=MOD([.C32];[.$B$8])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COUNTIF([.E21:.E32];&quot;H&quot;)/COUNTA([.E21:.E32])" office:value-type="float" office:value="0.0833333333333333" calcext:value-type="float">
            <text:p>0.08333333333333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OUNDDOWN([.B35]/([.$B$7]/16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ROUNDDOWN([.B36]/([.$B$7]/16)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ROUNDDOWN([.B37]/([.$B$7]/16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OUNDDOWN([.B38]/([.$B$7]/16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ROUNDDOWN([.B39]/([.$B$7]/16)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ROUNDDOWN([.B40]/([.$B$7]/16)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ROUNDDOWN([.B41]/([.$B$7]/16)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OUNDDOWN([.B42]/([.$B$7]/16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ROUNDDOWN([.B43]/([.$B$7]/16)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ROUNDDOWN([.B44]/([.$B$7]/16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ROUNDDOWN([.B45]/([.$B$7]/16)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ROUNDDOWN([.B46]/([.$B$7]/16))" office:value-type="float" office:value="31" calcext:value-type="float">
            <text:p>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EmojiOne Color" style:font-family-complex="'EmojiOne Color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0:35:15.986798656</meta:creation-date>
    <dc:date>2019-05-22T01:53:38.979916299</dc:date>
    <meta:editing-duration>PT18M59S</meta:editing-duration>
    <meta:editing-cycles>3</meta:editing-cycles>
    <meta:generator>LibreOffice/5.3.6.1$Linux_X86_64 LibreOffice_project/30$Build-1</meta:generator>
    <meta:document-statistic meta:table-count="1" meta:cell-count="124" meta:object-count="0"/>
  </office:meta>
</office:document-meta>
</file>